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ny" style:master-page-name="MP0" style:family="paragraph">
      <style:paragraph-properties fo:break-before="page"/>
    </style:style>
    <style:style style:name="T2" style:parent-style-name="Domyślnaczcionkaakapitu" style:family="text">
      <style:text-properties fo:color="#FF0000"/>
    </style:style>
    <style:style style:name="P3" style:parent-style-name="Normalny" style:family="paragraph">
      <style:text-properties fo:color="#FF0000"/>
    </style:style>
    <style:style style:name="P4" style:parent-style-name="Normalny" style:family="paragraph">
      <style:text-properties fo:color="#FF0000"/>
    </style:style>
    <style:style style:name="T5" style:parent-style-name="Domyślnaczcionkaakapitu" style:family="text">
      <style:text-properties fo:color="#FF0000"/>
    </style:style>
    <style:style style:name="P6" style:parent-style-name="Normalny" style:family="paragraph">
      <style:text-properties fo:color="#FF0000"/>
    </style:style>
    <style:style style:name="T7" style:parent-style-name="Domyślnaczcionkaakapitu" style:family="text">
      <style:text-properties fo:font-weight="bold" style:font-weight-asian="bold" style:font-weight-complex="bold" fo:font-size="16pt" style:font-size-asian="16pt" style:font-size-complex="16pt"/>
    </style:style>
  </office:automatic-styles>
  <office:body>
    <office:text text:use-soft-page-breaks="true">
      <text:p text:style-name="P1">Prezentacja:</text:p>
      <text:p text:style-name="Normalny">Przedstawienie<text:s/><text:span text:style-name="T2">danych – ilość autorów,</text:span></text:p>
      <text:p text:style-name="P3"><text:s/>ilość gatunków oryginalnych,<text:s/></text:p>
      <text:p text:style-name="P4">nastroje – opowiedzieć,<text:s/></text:p>
      <text:p text:style-name="Normalny"><text:span text:style-name="T5">podzielić na kraje i język</text:span></text:p>
      <text:p text:style-name="Normalny">Popularność i skąd się wzięła (top 200 danego dnia)</text:p>
      <text:p text:style-name="Normalny">Wyjaśnienie usunięcia danych</text:p>
      <text:p text:style-name="Normalny">Analiza popularność gatunków – cel do wykorzystania biznesowego</text:p>
      <text:p text:style-name="Normalny">Analiza nastroju -<text:s/>cel do wykorzystania biznesowego</text:p>
      <text:p text:style-name="P6">Tabela</text:p>
      <text:p text:style-name="Normalny">Wykres –<text:s/>Popularności<text:s/><text:s/>, Top Gatunki całe bazy <text:s/>vs Top 3 przykładowe kraje</text:p>
      <text:p text:style-name="Normalny">Podsumowanie:</text:p>
      <text:p text:style-name="Normalny">Mapa – do wykorzystania na końcu z Asi kodu na Top (n) kraju w zależność od gatunku</text:p>
      <text:p text:style-name="Normalny"/>
      <text:p text:style-name="Normalny"><text:span text:style-name="T7">Null usunąć z genre<text:s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pl" fo:country="PL" style:language-asian="en" style:country-asian="US" style:language-complex="ar" style:country-complex="SA" style:text-combine="none" fo:hyphenate="true"/>
    </style:default-style>
    <style:style style:name="Normalny" style:display-name="Normalny" style:family="paragraph">
      <style:text-properties fo:hyphenate="false"/>
    </style:style>
    <style:style style:name="Domyślnaczcionkaakapitu" style:display-name="Domyślna czcionka akapitu" style:family="text"/>
    <style:style style:name="Tekstprzypisukońcowego" style:display-name="Tekst przypisu końcowego" style:family="paragraph" style:parent-style-name="Normalny">
      <style:paragraph-properties fo:margin-bottom="0in" fo:line-height="100%"/>
      <style:text-properties fo:font-size="10pt" style:font-size-asian="10pt" style:font-size-complex="10pt" fo:hyphenate="false"/>
    </style:style>
    <style:style style:name="TekstprzypisukońcowegoZnak" style:display-name="Tekst przypisu końcowego Znak" style:family="text" style:parent-style-name="Domyślnaczcionkaakapitu">
      <style:text-properties fo:font-size="10pt" style:font-size-asian="10pt" style:font-size-complex="10pt"/>
    </style:style>
    <style:style style:name="Odwołanieprzypisukońcowego" style:display-name="Odwołanie przypisu końcowego" style:family="text" style:parent-style-name="Domyślnaczcionkaakapitu">
      <style:text-properties style:text-position="super 63.6%"/>
    </style:style>
    <text:notes-configuration text:note-class="footnote" text:start-value="0" style:num-format="1" text:start-numbering-at="document" text:footnotes-position="page"/>
    <text:notes-configuration text:note-class="endnote" text:citation-style-name="Odwołanieprzypisukońcowego" text:citation-body-style-name="Odwołanieprzypisukońcowego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Data</meta:initial-creator>
    <dc:creator>Data</dc:creator>
    <meta:creation-date>2023-03-19T13:03:00Z</meta:creation-date>
    <dc:date>2023-03-19T21:34:00Z</dc:date>
    <meta:template xlink:href="Normal" xlink:type="simple"/>
    <meta:editing-cycles>1</meta:editing-cycles>
    <meta:editing-duration>PT30660S</meta:editing-duration>
    <meta:document-statistic meta:page-count="1" meta:paragraph-count="1" meta:word-count="76" meta:character-count="533" meta:row-count="3" meta:non-whitespace-character-count="458"/>
  </office:meta>
</office:document-meta>
</file>